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da" fo:country="DK" officeooo:paragraph-rsid="00161687" style:language-asian="zxx" style:country-asian="none" style:language-complex="zxx" style:country-complex="none"/>
    </style:style>
    <style:style style:name="P2" style:family="paragraph" style:parent-style-name="Standard">
      <style:text-properties fo:language="da" fo:country="DK" officeooo:paragraph-rsid="001813ef" style:language-asian="zxx" style:country-asian="none" style:language-complex="zxx" style:country-complex="none"/>
    </style:style>
    <style:style style:name="P3" style:family="paragraph" style:parent-style-name="Standard">
      <style:text-properties fo:language="da" fo:country="DK" officeooo:paragraph-rsid="0019d219" style:language-asian="zxx" style:country-asian="none" style:language-complex="zxx" style:country-complex="none"/>
    </style:style>
    <style:style style:name="P4" style:family="paragraph" style:parent-style-name="Standard">
      <style:text-properties fo:language="da" fo:country="DK" officeooo:paragraph-rsid="001a5a1c" style:language-asian="zxx" style:country-asian="none" style:language-complex="zxx" style:country-complex="none"/>
    </style:style>
    <style:style style:name="P5" style:family="paragraph" style:parent-style-name="Standard">
      <style:text-properties officeooo:paragraph-rsid="0019d219"/>
    </style:style>
    <style:style style:name="P6" style:family="paragraph" style:parent-style-name="Heading_20_1">
      <style:text-properties fo:language="da" fo:country="DK" style:language-asian="zxx" style:country-asian="none" style:language-complex="zxx" style:country-complex="none"/>
    </style:style>
    <style:style style:name="T1" style:family="text">
      <style:text-properties officeooo:rsid="00161687"/>
    </style:style>
    <style:style style:name="T2" style:family="text">
      <style:text-properties officeooo:rsid="001813ef"/>
    </style:style>
    <style:style style:name="T3" style:family="text">
      <style:text-properties officeooo:rsid="0019d219"/>
    </style:style>
    <style:style style:name="T4" style:family="text">
      <style:text-properties fo:font-variant="normal" fo:text-transform="none" fo:color="#006621" style:font-name="Times New Roman" fo:font-size="12pt" fo:letter-spacing="normal" fo:language="da" fo:country="DK" fo:font-style="normal" fo:font-weight="normal" officeooo:rsid="0019d219" style:font-size-asian="12pt" style:language-asian="zxx" style:country-asian="none" style:font-size-complex="12pt" style:language-complex="zxx" style:country-complex="none"/>
    </style:style>
    <style:style style:name="T5" style:family="text">
      <style:text-properties fo:font-variant="normal" fo:text-transform="none" fo:color="#666666" style:font-name="Times New Roman" fo:font-size="12pt" fo:letter-spacing="normal" fo:font-style="normal" fo:font-weight="normal" officeooo:rsid="0019d219" style:font-size-asian="12pt" style:font-size-complex="12pt"/>
    </style:style>
    <style:style style:name="T6" style:family="text">
      <style:text-properties fo:font-variant="normal" fo:text-transform="none" fo:color="#666666" style:font-name="Times New Roman" fo:font-size="12pt" fo:letter-spacing="normal" fo:language="da" fo:country="DK" fo:font-style="normal" fo:font-weight="normal" officeooo:rsid="0019d219" style:font-size-asian="12pt" style:language-asian="zxx" style:country-asian="none" style:font-size-complex="12pt" style:language-complex="zxx" style:country-complex="none"/>
    </style:style>
    <style:style style:name="T7" style:family="text">
      <style:text-properties fo:language="da" fo:country="DK" officeooo:rsid="0019d219" style:language-asian="zxx" style:country-asian="none" style:language-complex="zxx" style:country-complex="none"/>
    </style:style>
    <style:style style:name="T8" style:family="text">
      <style:text-properties fo:language="da" fo:country="DK" officeooo:rsid="00161687" style:language-asian="zxx" style:country-asian="none" style:language-complex="zxx" style:country-complex="none"/>
    </style:style>
    <style:style style:name="T9" style:family="text">
      <style:text-properties style:font-name="Times New Roman" fo:font-size="12pt" fo:language="da" fo:country="DK" officeooo:rsid="0019d219" style:font-size-asian="12pt" style:language-asian="zxx" style:country-asian="none" style:font-size-complex="12pt" style:language-complex="zxx" style:country-complex="none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span text:style-name="T1">Product backlog</text:span></text:h>
      <text:p text:style-name="P2"><text:span text:style-name="T2">Der skal laves en webside hvor brugere kan oprette sig</text:span></text:p>
      <text:p text:style-name="P2"><text:span text:style-name="T2">Der skal oprettes database til at gemme bruger oplysninger</text:span></text:p>
      <text:p text:style-name="P2"><text:span text:style-name="T2">Der skal implementeres brugerrettigheder udfra roller</text:span></text:p>
      <text:p text:style-name="P2"><text:span text:style-name="T2">Væsentlige oplysninger skal krypteres i databasen ♥</text:span></text:p>
      <text:p text:style-name="P2"><text:span text:style-name="T2">Implementer authentication i API.</text:span></text:p>
      <text:p text:style-name="P3"><text:span text:style-name="T3">Arduino skal kunne finde Api, til at kommunikere med rfid.</text:span></text:p>
      <text:p text:style-name="P3"><text:span text:style-name="T3">Arduino skal tilpasses API'en</text:span></text:p>
      <text:p text:style-name="P1"><text:span text:style-name="T1">Arduino skal </text:span><text:span text:style-name="T2">programmeres til at kunne kommunikere med en </text:span><text:span text:style-name="T1">RFID læser. *</text:span></text:p>
      <text:p text:style-name="P2"><text:span text:style-name="T2">Arduino skal have forbindlese med API'en.</text:span></text:p>
      <text:p text:style-name="P1"><text:span text:style-name="T1">Database skal kunne håndtere rejsetransaktioner.</text:span></text:p>
      <text:p text:style-name="P2"><text:span text:style-name="T2">- Summere total indestående på brugerens konto *</text:span></text:p>
      <text:p text:style-name="P1"/>
      <text:p text:style-name="P1"><text:span text:style-name="T1">API'en</text:span><text:span text:style-name="T2"> skal når en bruger </text:span><text:span text:style-name="T1">tjek</text:span><text:span text:style-name="T2">kes</text:span><text:span text:style-name="T1"> ind, </text:span><text:span text:style-name="T2">kommunikere med databasen</text:span><text:span text:style-name="T1">.</text:span></text:p>
      <text:p text:style-name="P1"><text:span text:style-name="T1">Systemet skal kunne håndtere, et simpelt tjek ind med RFID læser.</text:span></text:p>
      <text:p text:style-name="P1"/>
      <text:p text:style-name="P1"><text:span text:style-name="T1">Systemet skal kunne oprette en ny rejse </text:span></text:p>
      <text:p text:style-name="P1"><text:span text:style-name="T1">Systemet skal kunne </text:span><text:span text:style-name="T3">konstantere</text:span><text:span text:style-name="T1">, at der mangler penge på kortet.</text:span></text:p>
      <text:p text:style-name="P5"><text:span text:style-name="T7">- RFID læseren skal si</text:span><text:span text:style-name="T9">ge”</text:span><text:a xlink:type="simple" xlink:href="http://www.youtube.com/watch?v=qMPpnCvCZvw"><text:span text:style-name="Citation"><text:span text:style-name="T4">Verdens bedste lyd</text:span></text:span></text:a><text:span text:style-name="T6">‎</text:span><text:span text:style-name="T9">” hvis der ikke er penge på kortet.</text:span></text:p>
      <text:p text:style-name="P5"/>
      <text:p text:style-name="P5"><text:span text:style-name="T8">Systemet skal kunne finde ud af om der er tale om en ny rejse, eller fortsat rejse. Ved tjek-ind/ud.</text:span></text:p>
      <text:p text:style-name="P1"><text:span text:style-name="T1">Systemet skal gemme rejsehistorien for en bruger</text:span></text:p>
      <text:p text:style-name="P1"><text:span text:style-name="T1">Systemet skal kunne liste en brugers rejsehistorie</text:span></text:p>
      <text:p text:style-name="P1"><text:span text:style-name="T1">Brugeren skal kunne overføre penge til en rejsekonto</text:span></text:p>
      <text:p text:style-name="P1"><text:span text:style-name="T1">Brugeren skal kunne se sin saldo</text:span></text:p>
      <text:p text:style-name="P2"><text:span text:style-name="T2">Administrator skal kunne se en brugers informationer</text:span></text:p>
      <text:p text:style-name="P2"><text:span text:style-name="T2">Administrator skal kunne gøre et kort inaktivt</text:span></text:p>
      <text:p text:style-name="P2"/>
      <text:p text:style-name="P2"><text:span text:style-name="T2">Systemet skal kunne håndtere, at der ikke er signal til serveren, så skal alle tjek-ind/ud sættes i k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" svg:font-family="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8M51S</meta:editing-duration>
    <meta:editing-cycles>6</meta:editing-cycles>
    <meta:generator>LibreOffice/3.6$Windows_x86 LibreOffice_project/e29a214-2bbed72-0621de6-a97528c-8f066d</meta:generator>
    <dc:date>2013-11-27T10:26:41.64</dc:date>
    <meta:document-statistic meta:table-count="0" meta:image-count="0" meta:object-count="0" meta:page-count="1" meta:paragraph-count="25" meta:word-count="214" meta:character-count="1355" meta:non-whitespace-character-count="1165"/>
    <meta:user-defined meta:name="Info 1"/>
    <meta:user-defined meta:name="Info 2"/>
    <meta:user-defined meta:name="Info 3"/>
    <meta:user-defined meta:name="Info 4"/>
  </office:meta>
</office:document-meta>
</file>